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8.55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25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1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7.0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05cm" fo:padding-top="0.225cm" fo:padding-bottom="0.225cm" fo:padding-left="0.35cm" fo:padding-right="0.35cm"/>
    </style:style>
    <style:style style:name="gr10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4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5.81cm" fo:padding-top="0.225cm" fo:padding-bottom="0.225cm" fo:padding-left="0.35cm" fo:padding-right="0.35cm"/>
    </style:style>
    <style:style style:name="gr18" style:family="graphic" style:parent-style-name="standard">
      <style:graphic-properties draw:stroke="dash" draw:stroke-dash="Fine_20_Dashed" svg:stroke-width="0.2cm" svg:stroke-color="#0000ff" draw:marker-start-width="0.6cm" draw:marker-end-width="0.6cm" draw:fill="none" draw:fill-color="#ffffff" draw:auto-grow-height="true" draw:auto-grow-width="false" fo:max-height="0cm" fo:min-height="2.52cm" fo:padding-top="0.225cm" fo:padding-bottom="0.225cm" fo:padding-left="0.35cm" fo:padding-right="0.35cm"/>
    </style:style>
    <style:style style:name="gr1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312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2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05cm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7.05cm" fo:padding-top="0.225cm" fo:padding-bottom="0.225cm" fo:padding-left="0.35cm" fo:padding-right="0.35cm"/>
    </style:style>
    <style:style style:name="gr2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749cm" fo:padding-top="0.225cm" fo:padding-bottom="0.225cm" fo:padding-left="0.35cm" fo:padding-right="0.35cm"/>
    </style:style>
    <style:style style:name="gr27" style:family="graphic" style:parent-style-name="standard">
      <style:graphic-properties svg:stroke-width="0.1cm" svg:stroke-color="#0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1.42cm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cm" fo:padding-top="0.225cm" fo:padding-bottom="0.225cm" fo:padding-left="0.35cm" fo:padding-right="0.35cm"/>
    </style:style>
    <style:style style:name="gr33" style:family="graphic" style:parent-style-name="standard">
      <style:graphic-properties draw:stroke="dash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2.52cm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7.149cm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249cm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049cm" fo:padding-top="0.225cm" fo:padding-bottom="0.225cm" fo:padding-left="0.35cm" fo:padding-right="0.35cm"/>
    </style:style>
    <style:style style:name="gr3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551cm" fo:padding-top="0.225cm" fo:padding-bottom="0.225cm" fo:padding-left="0.35cm" fo:padding-right="0.35cm"/>
    </style:style>
    <style:style style:name="gr3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1.55cm" fo:padding-top="0.225cm" fo:padding-bottom="0.225cm" fo:padding-left="0.35cm" fo:padding-right="0.35cm"/>
    </style:style>
    <style:style style:name="gr4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362cm" fo:padding-top="0.225cm" fo:padding-bottom="0.225cm" fo:padding-left="0.35cm" fo:padding-right="0.35cm"/>
    </style:style>
    <style:style style:name="gr4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368cm" fo:padding-top="0.225cm" fo:padding-bottom="0.225cm" fo:padding-left="0.35cm" fo:padding-right="0.35cm"/>
    </style:style>
    <style:style style:name="gr4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51cm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text-shadow="none"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  <style:text-properties fo:text-shadow="1pt 1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text-shadow="none" fo:font-weight="bold" style:font-weight-asian="bold" style:font-weight-complex="bold"/>
    </style:style>
    <style:style style:name="P6" style:family="paragraph">
      <style:paragraph-properties fo:margin-left="0cm" fo:margin-right="0cm" fo:text-align="center" fo:text-indent="0cm"/>
      <style:text-properties fo:text-shadow="1pt 1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text-shadow="none"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text-shadow="1pt 1pt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margin-left="0cm" fo:margin-right="0cm" fo:text-indent="0cm"/>
      <style:text-properties fo:text-shadow="none" fo:font-weight="normal" style:font-weight-asian="normal" style:font-weight-complex="normal"/>
    </style:style>
    <style:style style:name="P12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13" style:family="paragraph">
      <style:paragraph-properties fo:margin-left="0cm" fo:margin-right="0cm" fo:text-align="center" fo:text-indent="0cm"/>
      <style:text-properties fo:font-size="16pt" fo:text-shadow="none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text-align="center" fo:text-indent="0cm"/>
      <style:text-properties fo:font-size="16pt" fo:text-shadow="1pt 1pt" fo:font-weight="bold" style:font-size-asian="16pt" style:font-weight-asian="bold" style:font-size-complex="16pt" style:font-weight-complex="bold"/>
    </style:style>
    <style:style style:name="P15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6" style:family="paragraph">
      <style:paragraph-properties fo:margin-left="0cm" fo:margin-right="0cm" fo:text-indent="0cm"/>
      <style:text-properties fo:font-size="16pt" fo:text-shadow="none" fo:font-weight="bold" style:font-size-asian="16pt" style:font-weight-asian="bold" style:font-size-complex="16pt" style:font-weight-complex="bold"/>
    </style:style>
    <style:style style:name="P17" style:family="paragraph">
      <style:paragraph-properties fo:margin-left="0cm" fo:margin-right="0cm" fo:text-align="center" fo:text-indent="0cm"/>
      <style:text-properties fo:font-size="16pt" fo:text-shadow="1pt 1pt" style:font-size-asian="16pt" style:font-size-complex="16pt"/>
    </style:style>
    <style:style style:name="P18" style:family="paragraph">
      <style:paragraph-properties fo:margin-left="0cm" fo:margin-right="0cm" fo:text-align="end" fo:text-indent="0cm"/>
      <style:text-properties fo:font-size="16pt" style:font-size-asian="16pt" style:font-size-complex="16pt"/>
    </style:style>
    <style:style style:name="P19" style:family="paragraph">
      <style:paragraph-properties fo:margin-left="0cm" fo:margin-right="0cm" fo:text-indent="0cm"/>
      <style:text-properties fo:font-size="16pt" fo:text-shadow="none" fo:font-weight="normal" style:font-size-asian="16pt" style:font-weight-asian="normal" style:font-size-complex="16pt" style:font-weight-complex="normal"/>
    </style:style>
    <style:style style:name="P20" style:family="paragraph">
      <style:paragraph-properties fo:margin-left="0cm" fo:margin-right="0cm" fo:text-align="center" fo:text-indent="0cm"/>
      <style:text-properties fo:font-size="18pt" fo:text-shadow="none" fo:font-weight="bold" style:font-weight-asian="bold" style:font-weight-complex="bold"/>
    </style:style>
    <style:style style:name="P21" style:family="paragraph">
      <style:paragraph-properties fo:margin-left="0cm" fo:margin-right="0cm" fo:text-align="center" fo:text-indent="0cm"/>
      <style:text-properties fo:font-size="18pt" fo:text-shadow="1pt 1pt" fo:font-weight="bold" style:font-weight-asian="bold" style:font-weight-complex="bold"/>
    </style:style>
    <style:style style:name="P22" style:family="paragraph">
      <style:paragraph-properties fo:margin-left="0cm" fo:margin-right="0cm" fo:text-align="center" fo:text-indent="0cm"/>
      <style:text-properties fo:font-size="18pt"/>
    </style:style>
    <style:style style:name="P23" style:family="paragraph">
      <style:paragraph-properties fo:margin-left="0cm" fo:margin-right="0cm" fo:text-align="center" fo:text-indent="0cm"/>
      <style:text-properties fo:font-size="18pt" fo:text-shadow="1pt 1pt"/>
    </style:style>
    <style:style style:name="P24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text-shadow="none"/>
    </style:style>
    <style:style style:name="T4" style:family="text">
      <style:text-properties fo:text-shadow="none" fo:font-weight="normal" style:font-weight-asian="normal" style:font-weight-complex="normal"/>
    </style:style>
    <style:style style:name="T5" style:family="text">
      <style:text-properties fo:font-size="16pt" fo:text-shadow="none" fo:font-weight="bold" style:font-size-asian="16pt" style:font-weight-asian="bold" style:font-size-complex="16pt" style:font-weight-complex="bold"/>
    </style:style>
    <style:style style:name="T6" style:family="text">
      <style:text-properties fo:font-size="16pt" fo:text-shadow="1pt 1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text-shadow="none" style:font-size-asian="16pt" style:font-size-complex="16pt"/>
    </style:style>
    <style:style style:name="T9" style:family="text">
      <style:text-properties fo:font-size="16pt" fo:text-shadow="none" fo:font-weight="normal" style:font-size-asian="16pt" style:font-weight-asian="normal" style:font-size-complex="16pt" style:font-weight-complex="normal"/>
    </style:style>
    <style:style style:name="T10" style:family="text">
      <style:text-properties fo:font-size="18pt" fo:text-shadow="none" fo:font-weight="bold" style:font-weight-asian="bold" style:font-weight-complex="bold"/>
    </style:style>
    <style:style style:name="T11" style:family="text">
      <style:text-properties fo:font-size="18pt" fo:text-shadow="1pt 1pt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text-shadow="none"/>
    </style:style>
    <style:style style:name="T14" style:family="text">
      <style:text-properties fo:font-size="18pt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xml:id="id1" draw:id="id1" draw:layer="layout" svg:width="16.7cm" svg:height="9cm" svg:x="11.8cm" svg:y="6.9cm">
          <draw:text-box>
            <text:p text:style-name="P1"><text:span text:style-name="T1">MBSim – Kernel (Multibody Systems)</text:span></text:p>
          </draw:text-box>
        </draw:frame>
        <draw:frame draw:style-name="gr2" draw:text-style-name="P3" xml:id="id9" draw:id="id9" draw:layer="layout" svg:width="3.5cm" svg:height="4.7cm" svg:x="11.8cm" svg:y="16.8cm">
          <draw:text-box>
            <text:p text:style-name="P1"><text:span text:style-name="T2">FMatVec</text:span></text:p>
          </draw:text-box>
        </draw:frame>
        <draw:frame draw:style-name="gr3" draw:text-style-name="P4" draw:layer="layout" svg:width="3.3cm" svg:height="1.162cm" svg:x="11.9cm" svg:y="17.9cm">
          <draw:text-box>
            <text:p text:style-name="P1">LaPack</text:p>
          </draw:text-box>
        </draw:frame>
        <draw:frame draw:style-name="gr3" draw:text-style-name="P4" draw:layer="layout" svg:width="3.3cm" svg:height="1.162cm" svg:x="11.9cm" svg:y="19.069cm">
          <draw:text-box>
            <text:p text:style-name="P1">ATLAS</text:p>
          </draw:text-box>
        </draw:frame>
        <draw:frame draw:style-name="gr4" draw:text-style-name="P5" xml:id="id6" draw:id="id6" draw:layer="layout" svg:width="4cm" svg:height="2.662cm" svg:x="6.7cm" svg:y="12.038cm">
          <draw:text-box>
            <text:p text:style-name="P1"><text:span text:style-name="T1">HDF5Serie</text:span></text:p>
          </draw:text-box>
        </draw:frame>
        <draw:frame draw:style-name="gr4" draw:text-style-name="P5" xml:id="id8" draw:id="id8" draw:layer="layout" svg:width="4.6cm" svg:height="2.662cm" svg:x="1cm" svg:y="13.438cm">
          <draw:text-box>
            <text:p text:style-name="P1"><text:span text:style-name="T1">OpenMBV</text:span></text:p>
          </draw:text-box>
        </draw:frame>
        <draw:frame draw:style-name="gr5" draw:text-style-name="P1" draw:layer="layout" svg:width="4.427cm" svg:height="1.162cm" svg:x="1.08cm" svg:y="14.84cm">
          <draw:text-box>
            <text:p text:style-name="P1">Coin3D</text:p>
          </draw:text-box>
        </draw:frame>
        <draw:frame draw:style-name="gr6" draw:text-style-name="P6" draw:layer="layout" svg:width="4.3cm" svg:height="2.584cm" svg:x="11.9cm" svg:y="8.3cm">
          <draw:text-box>
            <text:p text:style-name="P1"><text:span text:style-name="T1">Modelling</text:span></text:p>
            <text:p text:style-name="P1"><text:span text:style-name="T3">XML</text:span></text:p>
            <text:p text:style-name="P1"><text:span text:style-name="T3">C++</text:span></text:p>
          </draw:text-box>
        </draw:frame>
        <draw:frame draw:style-name="gr7" draw:text-style-name="P5" draw:layer="layout" svg:width="12.2cm" svg:height="7.5cm" svg:x="16.2cm" svg:y="8.3cm">
          <draw:text-box>
            <text:p text:style-name="P1"><text:span text:style-name="T1">Simulation</text:span></text:p>
          </draw:text-box>
        </draw:frame>
        <draw:frame draw:style-name="gr2" draw:text-style-name="P1" xml:id="id10" draw:id="id10" draw:layer="layout" svg:width="6.2cm" svg:height="4.717cm" svg:x="22.3cm" svg:y="16.8cm">
          <draw:text-box>
            <text:p text:style-name="P1"><text:span text:style-name="T2">MBSim – Modules</text:span></text:p>
            <text:p text:style-name="P1">Electronics</text:p>
            <text:p text:style-name="P1">Hydraulics</text:p>
            <text:p text:style-name="P1">PowerTrain</text:p>
            <text:p text:style-name="P1">Control</text:p>
            <text:p text:style-name="P1">FlexibleBody</text:p>
          </draw:text-box>
        </draw:frame>
        <draw:frame draw:style-name="gr8" draw:text-style-name="P5" xml:id="id5" draw:id="id5" draw:layer="layout" svg:width="3.7cm" svg:height="1.873cm" svg:x="18.3cm" svg:y="0.33cm">
          <draw:text-box>
            <text:p text:style-name="P1"><text:span text:style-name="T1">MATLAB / Simulink</text:span></text:p>
          </draw:text-box>
        </draw:frame>
        <draw:frame draw:style-name="gr9" draw:text-style-name="P2" xml:id="id2" draw:id="id2" draw:layer="layout" svg:width="5.2cm" svg:height="1.5cm" svg:x="17.55cm" svg:y="3.8cm">
          <draw:text-box>
            <text:p text:style-name="P1"><text:span text:style-name="T1">Cosimulation</text:span></text:p>
          </draw:text-box>
        </draw:frame>
        <draw:connector draw:style-name="gr10" draw:text-style-name="P4" draw:layer="layout" svg:x1="20.15cm" svg:y1="6.9cm" svg:x2="20.15cm" svg:y2="5.3cm" draw:start-shape="id1" draw:start-glue-point="0" draw:end-shape="id2" draw:end-glue-point="2" svg:d="m20150 6900v-1600">
          <text:p/>
        </draw:connector>
        <draw:connector draw:style-name="gr10" draw:text-style-name="P4" draw:layer="layout" svg:x1="14.8cm" svg:y1="4.55cm" svg:x2="17.55cm" svg:y2="4.55cm" draw:start-shape="id3" draw:start-glue-point="1" draw:end-shape="id2" draw:end-glue-point="3" svg:d="m14800 4550h2750">
          <text:p/>
        </draw:connector>
        <draw:connector draw:style-name="gr10" draw:text-style-name="P4" draw:layer="layout" svg:x1="25.5cm" svg:y1="4.55cm" svg:x2="22.75cm" svg:y2="4.55cm" draw:start-shape="id4" draw:start-glue-point="3" draw:end-shape="id2" draw:end-glue-point="1" svg:d="m25500 4550h-2750">
          <text:p/>
        </draw:connector>
        <draw:connector draw:style-name="gr10" draw:text-style-name="P4" draw:layer="layout" svg:x1="20.15cm" svg:y1="2.203cm" svg:x2="20.15cm" svg:y2="3.8cm" draw:start-shape="id5" draw:start-glue-point="2" draw:end-shape="id2" draw:end-glue-point="0" svg:d="m20150 2203v1597">
          <text:p/>
        </draw:connector>
        <draw:custom-shape draw:style-name="gr11" draw:text-style-name="P4" xml:id="id7" draw:id="id7" draw:layer="layout" svg:width="2cm" svg:height="2cm" svg:x="7.7cm" svg:y="16.3cm">
          <text:p text:style-name="P1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svg:x1="11.8cm" svg:y1="11.4cm" svg:x2="10.7cm" svg:y2="13.369cm" draw:start-shape="id1" draw:start-glue-point="3" draw:end-shape="id6" draw:end-glue-point="1" svg:d="m11800 11400h-550v1969h-550">
          <text:p/>
        </draw:connector>
        <draw:connector draw:style-name="gr10" draw:text-style-name="P4" draw:layer="layout" svg:x1="8.699cm" svg:y1="16.3cm" svg:x2="8.7cm" svg:y2="14.7cm" draw:start-shape="id7" draw:start-glue-point="4" draw:end-shape="id6" draw:end-glue-point="2" svg:d="m8699 16300v-800h1v-800">
          <text:p/>
        </draw:connector>
        <draw:connector draw:style-name="gr12" draw:text-style-name="P4" draw:layer="layout" svg:x1="6.7cm" svg:y1="13.369cm" svg:x2="5.6cm" svg:y2="14.769cm" draw:start-shape="id6" draw:start-glue-point="3" draw:end-shape="id8" draw:end-glue-point="1" svg:d="m6700 13369h-550v1400h-550">
          <text:p/>
        </draw:connector>
        <draw:connector draw:style-name="gr10" draw:text-style-name="P4" draw:layer="layout" svg:x1="13.55cm" svg:y1="16.8cm" svg:x2="20.15cm" svg:y2="15.9cm" draw:start-shape="id9" draw:start-glue-point="0" draw:end-shape="id1" draw:end-glue-point="2" svg:d="m13550 16800v-450h6600v-450">
          <text:p/>
        </draw:connector>
        <draw:connector draw:style-name="gr10" draw:text-style-name="P4" draw:layer="layout" svg:x1="25.4cm" svg:y1="16.8cm" svg:x2="20.15cm" svg:y2="15.9cm" draw:start-shape="id10" draw:start-glue-point="0" draw:end-shape="id1" draw:end-glue-point="2" svg:d="m25400 16800v-450h-5250v-450">
          <text:p/>
        </draw:connector>
        <draw:frame draw:style-name="gr5" draw:text-style-name="P4" draw:layer="layout" svg:width="3.8cm" svg:height="1.162cm" svg:x="6.8cm" svg:y="13.44cm">
          <draw:text-box>
            <text:p text:style-name="P1">HDF5</text:p>
          </draw:text-box>
        </draw:frame>
        <draw:frame draw:style-name="gr13" draw:text-style-name="P5" draw:layer="layout" svg:width="3.9cm" svg:height="6.262cm" svg:x="16.2cm" svg:y="9.438cm">
          <draw:text-box>
            <text:p text:style-name="P1"><text:span text:style-name="T1">Integrator</text:span></text:p>
          </draw:text-box>
        </draw:frame>
        <draw:frame draw:style-name="gr14" draw:text-style-name="P5" draw:layer="layout" svg:width="3.9cm" svg:height="6.262cm" svg:x="20.1cm" svg:y="9.438cm">
          <draw:text-box>
            <text:p text:style-name="P1"><text:span text:style-name="T1">Solver</text:span></text:p>
          </draw:text-box>
        </draw:frame>
        <draw:frame draw:style-name="gr15" draw:text-style-name="P4" draw:layer="layout" svg:width="3.6cm" svg:height="3cm" svg:x="16.3cm" svg:y="10.605cm">
          <draw:text-box>
            <text:p text:style-name="P1">LSODAR<text:line-break/>Radau5<text:line-break/>Dopri5</text:p>
          </draw:text-box>
        </draw:frame>
        <draw:frame draw:style-name="gr16" draw:text-style-name="P4" draw:layer="layout" svg:width="3.7cm" svg:height="1.873cm" svg:x="20.2cm" svg:y="13.8cm">
          <draw:text-box>
            <text:p text:style-name="P1">Newton<text:line-break/>FixedPoint</text:p>
          </draw:text-box>
        </draw:frame>
        <draw:frame draw:style-name="gr16" draw:text-style-name="P4" draw:layer="layout" svg:width="3.6cm" svg:height="1.873cm" svg:x="16.3cm" svg:y="13.8cm">
          <draw:text-box>
            <text:p text:style-name="P1">Time-Stepping</text:p>
          </draw:text-box>
        </draw:frame>
        <draw:frame draw:style-name="gr17" draw:text-style-name="P4" draw:layer="layout" svg:width="4.1cm" svg:height="6.26cm" svg:x="24.18cm" svg:y="9.44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18" draw:text-style-name="P4" draw:layer="layout" svg:width="3.7cm" svg:height="2.97cm" svg:x="20.2cm" svg:y="10.627cm">
          <draw:text-box>
            <text:p text:style-name="P1">MinPack</text:p>
            <text:p text:style-name="P1">PATH</text:p>
          </draw:text-box>
        </draw:frame>
        <draw:frame draw:style-name="gr19" draw:text-style-name="P5" xml:id="id11" draw:id="id11" draw:layer="layout" svg:width="4cm" svg:height="1.873cm" svg:x="6.7cm" svg:y="8.538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12" draw:text-style-name="P4" draw:layer="layout" svg:x1="11.8cm" svg:y1="11.4cm" svg:x2="10.7cm" svg:y2="9.474cm" draw:start-shape="id1" draw:start-glue-point="3" draw:end-shape="id11" draw:end-glue-point="1" svg:d="m11800 11400h-550v-1926h-550">
          <text:p/>
        </draw:connector>
        <draw:connector draw:style-name="gr12" draw:text-style-name="P4" draw:layer="layout" svg:x1="8.7cm" svg:y1="10.411cm" svg:x2="8.7cm" svg:y2="12.038cm" draw:start-shape="id11" draw:start-glue-point="2" draw:end-shape="id6" draw:end-glue-point="0" svg:d="m8700 10411v1627">
          <text:p/>
        </draw:connector>
        <draw:frame draw:style-name="gr20" draw:text-style-name="P5" xml:id="id12" draw:id="id12" draw:layer="layout" svg:width="4.6cm" svg:height="1.162cm" svg:x="1cm" svg:y="11.439cm">
          <draw:text-box>
            <text:p text:style-name="P1"><text:span text:style-name="T1">H5PlotSerie</text:span></text:p>
          </draw:text-box>
        </draw:frame>
        <draw:connector draw:style-name="gr12" draw:text-style-name="P4" draw:layer="layout" svg:x1="6.7cm" svg:y1="13.369cm" svg:x2="5.6cm" svg:y2="12.02cm" draw:start-shape="id6" draw:start-glue-point="3" draw:end-shape="id12" draw:end-glue-point="1" svg:d="m6700 13369h-550v-1349h-550">
          <text:p/>
        </draw:connector>
        <draw:frame draw:style-name="gr9" draw:text-style-name="P2" xml:id="id4" draw:id="id4" draw:layer="layout" svg:width="3cm" svg:height="1.5cm" svg:x="25.5cm" svg:y="3.8cm">
          <draw:text-box>
            <text:p text:style-name="P1"><text:span text:style-name="T1">HySim</text:span></text:p>
          </draw:text-box>
        </draw:frame>
        <draw:frame draw:style-name="gr9" draw:text-style-name="P2" xml:id="id3" draw:id="id3" draw:layer="layout" svg:width="3cm" svg:height="1.5cm" svg:x="11.8cm" svg:y="3.8cm">
          <draw:text-box>
            <text:p text:style-name="P1"><text:span text:style-name="T1">KetSim</text:span></text:p>
          </draw:text-box>
        </draw:frame>
        <draw:connector draw:style-name="gr12" draw:text-style-name="P4" draw:layer="layout" svg:x1="11.8cm" svg:y1="4.55cm" svg:x2="8.7cm" svg:y2="8.538cm" draw:start-shape="id3" draw:start-glue-point="3" draw:end-shape="id11" draw:end-glue-point="0" svg:d="m11800 4550h-3100v3988">
          <text:p/>
        </draw:connector>
        <draw:frame draw:style-name="gr3" draw:text-style-name="P4" draw:layer="layout" svg:width="3.3cm" svg:height="1.162cm" svg:x="11.9cm" svg:y="20.269cm">
          <draw:text-box>
            <text:p text:style-name="P1">IntelMKL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22" draw:text-style-name="P5" draw:layer="layout" svg:width="4cm" svg:height="6.45cm" svg:x="20cm" svg:y="9.439cm">
          <draw:text-box>
            <text:p text:style-name="P1"><text:span text:style-name="T1">Solver</text:span></text:p>
          </draw:text-box>
        </draw:frame>
        <draw:frame draw:style-name="gr1" draw:text-style-name="P8" xml:id="id13" draw:id="id13" draw:layer="layout" svg:width="16.7cm" svg:height="9cm" svg:x="11.8cm" svg:y="6.901cm">
          <draw:text-box>
            <text:p text:style-name="P1"><text:span text:style-name="T1">MBSim – Kernel (Multibody Systems)</text:span></text:p>
          </draw:text-box>
        </draw:frame>
        <draw:frame draw:style-name="gr23" draw:text-style-name="P3" xml:id="id21" draw:id="id21" draw:layer="layout" svg:width="3.5cm" svg:height="3.5cm" svg:x="11.8cm" svg:y="16.801cm">
          <draw:text-box>
            <text:p text:style-name="P1"><text:span text:style-name="T2">FMatVec</text:span></text:p>
          </draw:text-box>
        </draw:frame>
        <draw:frame draw:style-name="gr24" draw:text-style-name="P7" draw:layer="layout" svg:width="3.5cm" svg:height="1.162cm" svg:x="11.8cm" svg:y="18.001cm">
          <draw:text-box>
            <text:p text:style-name="P1">LaPack</text:p>
          </draw:text-box>
        </draw:frame>
        <draw:frame draw:style-name="gr24" draw:text-style-name="P7" draw:layer="layout" svg:width="3.5cm" svg:height="1.162cm" svg:x="11.8cm" svg:y="19.17cm">
          <draw:text-box>
            <text:p text:style-name="P1">ATLAS</text:p>
          </draw:text-box>
        </draw:frame>
        <draw:frame draw:style-name="gr4" draw:text-style-name="P8" xml:id="id18" draw:id="id18" draw:layer="layout" svg:width="4cm" svg:height="2.662cm" svg:x="6.7cm" svg:y="12.039cm">
          <draw:text-box>
            <text:p text:style-name="P1"><text:span text:style-name="T1">HDF5Serie</text:span></text:p>
          </draw:text-box>
        </draw:frame>
        <draw:frame draw:style-name="gr4" draw:text-style-name="P8" xml:id="id20" draw:id="id20" draw:layer="layout" svg:width="4.6cm" svg:height="2.662cm" svg:x="1cm" svg:y="13.439cm">
          <draw:text-box>
            <text:p text:style-name="P1"><text:span text:style-name="T1">OpenMBV</text:span></text:p>
          </draw:text-box>
        </draw:frame>
        <draw:frame draw:style-name="gr24" draw:text-style-name="P7" draw:layer="layout" svg:width="4.55cm" svg:height="1.162cm" svg:x="1.015cm" svg:y="14.939cm">
          <draw:text-box>
            <text:p text:style-name="P1">Coin3D</text:p>
          </draw:text-box>
        </draw:frame>
        <draw:frame draw:style-name="gr6" draw:text-style-name="P9" draw:layer="layout" svg:width="4.3cm" svg:height="2.584cm" svg:x="11.8cm" svg:y="8.301cm">
          <draw:text-box>
            <text:p text:style-name="P1"><text:span text:style-name="T1">Modelling</text:span></text:p>
            <text:p text:style-name="P1"><text:span text:style-name="T3">C++</text:span><text:span text:style-name="T3"><text:line-break/></text:span><text:span text:style-name="T3">XML</text:span></text:p>
          </draw:text-box>
        </draw:frame>
        <draw:frame draw:style-name="gr25" draw:text-style-name="P8" draw:layer="layout" svg:width="12.4cm" svg:height="7.6cm" svg:x="16.1cm" svg:y="8.301cm">
          <draw:text-box>
            <text:p text:style-name="P1"><text:span text:style-name="T1">Simulation</text:span></text:p>
          </draw:text-box>
        </draw:frame>
        <draw:frame draw:style-name="gr26" draw:text-style-name="P1" xml:id="id22" draw:id="id22" draw:layer="layout" svg:width="6.2cm" svg:height="5.199cm" svg:x="22.3cm" svg:y="16.801cm">
          <draw:text-box>
            <text:p text:style-name="P1"><text:span text:style-name="T2">MBSim – Modules</text:span></text:p>
            <text:p text:style-name="P1">Control<text:line-break/>Electronics<text:line-break/>Flexible Body</text:p>
            <text:p text:style-name="P1">Hydraulics</text:p>
            <text:p text:style-name="P1">PowerTrain</text:p>
          </draw:text-box>
        </draw:frame>
        <draw:frame draw:style-name="gr9" draw:text-style-name="P5" xml:id="id14" draw:id="id14" draw:layer="layout" svg:width="5.2cm" svg:height="1.5cm" svg:x="17.55cm" svg:y="3.801cm">
          <draw:text-box>
            <text:p text:style-name="P1"><text:span text:style-name="T1">Cosimulation</text:span></text:p>
          </draw:text-box>
        </draw:frame>
        <draw:connector draw:style-name="gr27" draw:text-style-name="P4" draw:layer="layout" svg:x1="20.15cm" svg:y1="6.901cm" svg:x2="20.15cm" svg:y2="5.301cm" draw:start-shape="id13" draw:start-glue-point="0" draw:end-shape="id14" draw:end-glue-point="2" svg:d="m20150 6901v-1600">
          <text:p/>
        </draw:connector>
        <draw:connector draw:style-name="gr27" draw:text-style-name="P4" draw:layer="layout" svg:x1="14.8cm" svg:y1="4.551cm" svg:x2="17.55cm" svg:y2="4.551cm" draw:start-shape="id15" draw:start-glue-point="1" draw:end-shape="id14" draw:end-glue-point="3" svg:d="m14800 4551h2750">
          <text:p/>
        </draw:connector>
        <draw:connector draw:style-name="gr27" draw:text-style-name="P4" draw:layer="layout" svg:x1="25.5cm" svg:y1="4.551cm" svg:x2="22.75cm" svg:y2="4.551cm" draw:start-shape="id16" draw:start-glue-point="3" draw:end-shape="id14" draw:end-glue-point="1" svg:d="m25500 4551h-2750">
          <text:p/>
        </draw:connector>
        <draw:connector draw:style-name="gr27" draw:text-style-name="P4" draw:layer="layout" svg:x1="20.15cm" svg:y1="2.204cm" svg:x2="20.15cm" svg:y2="3.801cm" draw:start-shape="id17" draw:start-glue-point="2" draw:end-shape="id14" draw:end-glue-point="0" svg:d="m20150 2204v1597">
          <text:p/>
        </draw:connector>
        <draw:connector draw:style-name="gr28" draw:text-style-name="P4" draw:layer="layout" svg:x1="11.8cm" svg:y1="11.401cm" svg:x2="10.7cm" svg:y2="13.37cm" draw:start-shape="id13" draw:start-glue-point="3" draw:end-shape="id18" draw:end-glue-point="1" svg:d="m11800 11401h-550v1969h-550">
          <text:p/>
        </draw:connector>
        <draw:connector draw:style-name="gr27" draw:text-style-name="P4" draw:layer="layout" svg:x1="8.7cm" svg:y1="16.638cm" svg:x2="8.7cm" svg:y2="14.701cm" draw:start-shape="id19" draw:start-glue-point="0" draw:end-shape="id18" draw:end-glue-point="2" svg:d="m8700 16638v-1937">
          <text:p/>
        </draw:connector>
        <draw:connector draw:style-name="gr28" draw:text-style-name="P4" draw:layer="layout" svg:x1="6.7cm" svg:y1="13.37cm" svg:x2="5.6cm" svg:y2="14.77cm" draw:start-shape="id18" draw:start-glue-point="3" draw:end-shape="id20" draw:end-glue-point="1" svg:d="m6700 13370h-550v1400h-550">
          <text:p/>
        </draw:connector>
        <draw:connector draw:style-name="gr27" draw:text-style-name="P4" draw:layer="layout" svg:x1="13.55cm" svg:y1="16.801cm" svg:x2="20.15cm" svg:y2="15.901cm" draw:start-shape="id21" draw:start-glue-point="0" draw:end-shape="id13" draw:end-glue-point="2" svg:d="m13550 16801v-450h6600v-450">
          <text:p/>
        </draw:connector>
        <draw:connector draw:style-name="gr27" draw:text-style-name="P4" draw:layer="layout" svg:x1="25.4cm" svg:y1="16.801cm" svg:x2="20.15cm" svg:y2="15.901cm" draw:start-shape="id22" draw:start-glue-point="0" draw:end-shape="id13" draw:end-glue-point="2" svg:d="m25400 16801v-450h-5250v-450">
          <text:p/>
        </draw:connector>
        <draw:frame draw:style-name="gr24" draw:text-style-name="P7" draw:layer="layout" svg:width="4cm" svg:height="1.162cm" svg:x="6.7cm" svg:y="13.541cm">
          <draw:text-box>
            <text:p text:style-name="P1">HDF5</text:p>
          </draw:text-box>
        </draw:frame>
        <draw:frame draw:style-name="gr29" draw:text-style-name="P8" draw:layer="layout" svg:width="3.9cm" svg:height="6.45cm" svg:x="16.1cm" svg:y="9.44cm">
          <draw:text-box>
            <text:p text:style-name="P10"><text:span text:style-name="T1">Integrator</text:span></text:p>
          </draw:text-box>
        </draw:frame>
        <draw:frame draw:style-name="gr30" draw:text-style-name="P1" draw:layer="layout" svg:width="3.9cm" svg:height="3cm" svg:x="16.1cm" svg:y="10.9cm">
          <draw:text-box>
            <text:p text:style-name="P1">Dopri5<text:line-break/>LSODAR<text:line-break/>Radau5</text:p>
          </draw:text-box>
        </draw:frame>
        <draw:frame draw:style-name="gr31" draw:text-style-name="P7" draw:layer="layout" svg:width="4cm" svg:height="2cm" svg:x="20cm" svg:y="13.901cm">
          <draw:text-box>
            <text:p text:style-name="P1">FixedPoint<text:line-break/>Newton</text:p>
          </draw:text-box>
        </draw:frame>
        <draw:frame draw:style-name="gr31" draw:text-style-name="P7" draw:layer="layout" svg:width="3.9cm" svg:height="2cm" svg:x="16.1cm" svg:y="13.9cm">
          <draw:text-box>
            <text:p text:style-name="P1">Time-Stepping</text:p>
          </draw:text-box>
        </draw:frame>
        <draw:frame draw:style-name="gr32" draw:text-style-name="P1" draw:layer="layout" svg:width="4.5cm" svg:height="6.45cm" svg:x="23.98cm" svg:y="9.441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33" draw:text-style-name="P1" draw:layer="layout" svg:width="4cm" svg:height="3cm" svg:x="20cm" svg:y="10.9cm">
          <draw:text-box>
            <text:p text:style-name="P1">MinPack</text:p>
            <text:p text:style-name="P1">PATH</text:p>
          </draw:text-box>
        </draw:frame>
        <draw:frame draw:style-name="gr19" draw:text-style-name="P8" xml:id="id23" draw:id="id23" draw:layer="layout" svg:width="4cm" svg:height="1.873cm" svg:x="6.7cm" svg:y="8.539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28" draw:text-style-name="P4" draw:layer="layout" svg:x1="11.8cm" svg:y1="11.401cm" svg:x2="10.7cm" svg:y2="9.475cm" draw:start-shape="id13" draw:start-glue-point="3" draw:end-shape="id23" draw:end-glue-point="1" svg:d="m11800 11401h-550v-1926h-550">
          <text:p/>
        </draw:connector>
        <draw:connector draw:style-name="gr28" draw:text-style-name="P4" draw:layer="layout" svg:x1="8.7cm" svg:y1="10.412cm" svg:x2="8.7cm" svg:y2="12.039cm" draw:start-shape="id23" draw:start-glue-point="2" draw:end-shape="id18" draw:end-glue-point="0" svg:d="m8700 10412v1627">
          <text:p/>
        </draw:connector>
        <draw:frame draw:style-name="gr20" draw:text-style-name="P8" xml:id="id24" draw:id="id24" draw:layer="layout" svg:width="4.6cm" svg:height="1.162cm" svg:x="1cm" svg:y="11.44cm">
          <draw:text-box>
            <text:p text:style-name="P1"><text:span text:style-name="T1">H5PlotSerie</text:span></text:p>
          </draw:text-box>
        </draw:frame>
        <draw:connector draw:style-name="gr28" draw:text-style-name="P4" draw:layer="layout" svg:x1="6.7cm" svg:y1="13.37cm" svg:x2="5.6cm" svg:y2="12.021cm" draw:start-shape="id18" draw:start-glue-point="3" draw:end-shape="id24" draw:end-glue-point="1" svg:d="m6700 13370h-550v-1349h-550">
          <text:p/>
        </draw:connector>
        <draw:frame draw:style-name="gr9" draw:text-style-name="P8" xml:id="id16" draw:id="id16" draw:layer="layout" svg:width="3cm" svg:height="1.5cm" svg:x="25.5cm" svg:y="3.801cm">
          <draw:text-box>
            <text:p text:style-name="P1"><text:span text:style-name="T1">HySim</text:span></text:p>
          </draw:text-box>
        </draw:frame>
        <draw:frame draw:style-name="gr9" draw:text-style-name="P8" xml:id="id15" draw:id="id15" draw:layer="layout" svg:width="3cm" svg:height="1.5cm" svg:x="11.8cm" svg:y="3.801cm">
          <draw:text-box>
            <text:p text:style-name="P1"><text:span text:style-name="T1">KetSim</text:span></text:p>
          </draw:text-box>
        </draw:frame>
        <draw:connector draw:style-name="gr28" draw:text-style-name="P4" draw:layer="layout" svg:x1="11.8cm" svg:y1="4.551cm" svg:x2="8.7cm" svg:y2="8.539cm" draw:start-shape="id15" draw:start-glue-point="3" draw:end-shape="id23" draw:end-glue-point="0" svg:d="m11800 4551h-3100v3988">
          <text:p/>
        </draw:connector>
        <draw:frame draw:style-name="gr34" draw:text-style-name="P5" xml:id="id17" draw:id="id17" draw:layer="layout" svg:width="3.7cm" svg:height="1.873cm" svg:x="18.3cm" svg:y="0.331cm">
          <draw:text-box>
            <text:p text:style-name="P1"><text:span text:style-name="T1">MATLAB / Simulink</text:span></text:p>
          </draw:text-box>
        </draw:frame>
        <draw:frame draw:style-name="gr20" draw:text-style-name="P11" xml:id="id19" draw:id="id19" draw:layer="layout" svg:width="2cm" svg:height="1.162cm" svg:x="7.7cm" svg:y="16.638cm">
          <draw:text-box>
            <text:p text:style-name="P1"><text:span text:style-name="T4">File</text:span></text:p>
          </draw:text-box>
        </draw:frame>
        <draw:frame draw:style-name="gr24" draw:text-style-name="P7" draw:layer="layout" svg:width="3.5cm" svg:height="1.162cm" svg:x="11.8cm" svg:y="20.27cm">
          <draw:text-box>
            <text:p text:style-name="P1">IntelMKL</text:p>
          </draw:text-box>
        </draw:fram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22" draw:text-style-name="P13" draw:layer="layout" svg:width="4cm" svg:height="5.061cm" svg:x="20cm" svg:y="8.439cm">
          <draw:text-box>
            <text:p text:style-name="P12"><text:span text:style-name="T5">Solver</text:span></text:p>
          </draw:text-box>
        </draw:frame>
        <draw:frame draw:style-name="gr35" draw:text-style-name="P13" xml:id="id25" draw:id="id25" draw:layer="layout" svg:width="16.7cm" svg:height="7.599cm" svg:x="11.8cm" svg:y="5.901cm">
          <draw:text-box>
            <text:p text:style-name="P12"><text:span text:style-name="T5">MBSim – Kernel (Multibody Systems)</text:span></text:p>
          </draw:text-box>
        </draw:frame>
        <draw:frame draw:style-name="gr23" draw:text-style-name="P14" xml:id="id33" draw:id="id33" draw:layer="layout" svg:width="3.5cm" svg:height="3.5cm" svg:x="11.8cm" svg:y="15.201cm">
          <draw:text-box>
            <text:p text:style-name="P12"><text:span text:style-name="T6">FMatVec</text:span></text:p>
          </draw:text-box>
        </draw:frame>
        <draw:frame draw:style-name="gr24" draw:text-style-name="P15" draw:layer="layout" svg:width="3.5cm" svg:height="1.16cm" svg:x="11.8cm" svg:y="16.401cm">
          <draw:text-box>
            <text:p text:style-name="P12"><text:span text:style-name="T7">LaPack</text:span></text:p>
          </draw:text-box>
        </draw:frame>
        <draw:frame draw:style-name="gr24" draw:text-style-name="P15" draw:layer="layout" svg:width="3.5cm" svg:height="1.16cm" svg:x="11.8cm" svg:y="17.57cm">
          <draw:text-box>
            <text:p text:style-name="P12"><text:span text:style-name="T7">ATLAS</text:span></text:p>
          </draw:text-box>
        </draw:frame>
        <draw:frame draw:style-name="gr4" draw:text-style-name="P16" xml:id="id30" draw:id="id30" draw:layer="layout" svg:width="4cm" svg:height="2.662cm" svg:x="6.7cm" svg:y="11.039cm">
          <draw:text-box>
            <text:p text:style-name="P12"><text:span text:style-name="T5">HDF5Serie</text:span></text:p>
          </draw:text-box>
        </draw:frame>
        <draw:frame draw:style-name="gr4" draw:text-style-name="P16" xml:id="id32" draw:id="id32" draw:layer="layout" svg:width="4.6cm" svg:height="2.662cm" svg:x="1cm" svg:y="12.439cm">
          <draw:text-box>
            <text:p text:style-name="P12"><text:span text:style-name="T5">OpenMBV</text:span></text:p>
          </draw:text-box>
        </draw:frame>
        <draw:frame draw:style-name="gr24" draw:text-style-name="P15" draw:layer="layout" svg:width="4.55cm" svg:height="1.16cm" svg:x="1.015cm" svg:y="13.939cm">
          <draw:text-box>
            <text:p text:style-name="P12"><text:span text:style-name="T7">Coin3D</text:span></text:p>
          </draw:text-box>
        </draw:frame>
        <draw:frame draw:style-name="gr36" draw:text-style-name="P17" draw:layer="layout" svg:width="4.3cm" svg:height="2.332cm" svg:x="11.8cm" svg:y="7.301cm">
          <draw:text-box>
            <text:p text:style-name="P12"><text:span text:style-name="T5">Modelling</text:span></text:p>
            <text:p text:style-name="P12"><text:span text:style-name="T8">C++</text:span><text:span text:style-name="T8"><text:line-break/></text:span><text:span text:style-name="T8">XML</text:span></text:p>
          </draw:text-box>
        </draw:frame>
        <draw:frame draw:style-name="gr25" draw:text-style-name="P16" draw:layer="layout" svg:width="12.4cm" svg:height="6.199cm" svg:x="16.1cm" svg:y="7.301cm">
          <draw:text-box>
            <text:p text:style-name="P12"><text:span text:style-name="T5">Simulation</text:span></text:p>
          </draw:text-box>
        </draw:frame>
        <draw:frame draw:style-name="gr37" draw:text-style-name="P12" xml:id="id34" draw:id="id34" draw:layer="layout" svg:width="6.2cm" svg:height="4.499cm" svg:x="22.3cm" svg:y="15.201cm">
          <draw:text-box>
            <text:p text:style-name="P12"><text:span text:style-name="T6">MBSim – Modules</text:span></text:p>
            <text:p text:style-name="P12"><text:span text:style-name="T7">Control</text:span><text:span text:style-name="T7"><text:line-break/></text:span><text:span text:style-name="T7">Electronics</text:span><text:span text:style-name="T7"><text:line-break/></text:span><text:span text:style-name="T7">Flexible Body</text:span></text:p>
            <text:p text:style-name="P12"><text:span text:style-name="T7">Hydraulics</text:span></text:p>
            <text:p text:style-name="P12"><text:span text:style-name="T7">PowerTrain</text:span></text:p>
          </draw:text-box>
        </draw:frame>
        <draw:frame draw:style-name="gr38" draw:text-style-name="P13" xml:id="id26" draw:id="id26" draw:layer="layout" svg:width="5.2cm" svg:height="1.078cm" svg:x="17.55cm" svg:y="3.4cm">
          <draw:text-box>
            <text:p text:style-name="P12"><text:span text:style-name="T5">Cosimulation</text:span></text:p>
          </draw:text-box>
        </draw:frame>
        <draw:connector draw:style-name="gr27" draw:text-style-name="P4" draw:layer="layout" svg:x1="20.15cm" svg:y1="5.901cm" svg:x2="20.15cm" svg:y2="4.478cm" draw:start-shape="id25" draw:start-glue-point="0" draw:end-shape="id26" draw:end-glue-point="2" svg:d="m20150 5901v-1423">
          <text:p/>
        </draw:connector>
        <draw:connector draw:style-name="gr27" draw:text-style-name="P4" draw:layer="layout" svg:x1="14.8cm" svg:y1="3.939cm" svg:x2="17.55cm" svg:y2="3.939cm" draw:start-shape="id27" draw:start-glue-point="1" draw:end-shape="id26" draw:end-glue-point="3" svg:d="m14800 3939h2750">
          <text:p/>
        </draw:connector>
        <draw:connector draw:style-name="gr27" draw:text-style-name="P4" draw:layer="layout" svg:x1="25.5cm" svg:y1="3.939cm" svg:x2="22.75cm" svg:y2="3.939cm" draw:start-shape="id28" draw:start-glue-point="3" draw:end-shape="id26" draw:end-glue-point="1" svg:d="m25500 3939h-2750">
          <text:p/>
        </draw:connector>
        <draw:connector draw:style-name="gr27" draw:text-style-name="P4" draw:layer="layout" svg:x1="20.15cm" svg:y1="1.978cm" svg:x2="20.15cm" svg:y2="3.4cm" draw:start-shape="id29" draw:start-glue-point="2" draw:end-shape="id26" draw:end-glue-point="0" svg:d="m20150 1978v1422">
          <text:p/>
        </draw:connector>
        <draw:connector draw:style-name="gr28" draw:text-style-name="P4" draw:layer="layout" svg:x1="11.8cm" svg:y1="9.7cm" svg:x2="10.7cm" svg:y2="12.37cm" draw:start-shape="id25" draw:start-glue-point="3" draw:end-shape="id30" draw:end-glue-point="1" svg:d="m11800 9700h-550v2670h-550">
          <text:p/>
        </draw:connector>
        <draw:connector draw:style-name="gr27" draw:text-style-name="P4" draw:layer="layout" svg:x1="8.7cm" svg:y1="15.638cm" svg:x2="8.7cm" svg:y2="13.701cm" draw:start-shape="id31" draw:start-glue-point="0" draw:end-shape="id30" draw:end-glue-point="2" svg:d="m8700 15638v-1937">
          <text:p/>
        </draw:connector>
        <draw:connector draw:style-name="gr28" draw:text-style-name="P4" draw:layer="layout" svg:x1="6.7cm" svg:y1="12.37cm" svg:x2="5.6cm" svg:y2="13.77cm" draw:start-shape="id30" draw:start-glue-point="3" draw:end-shape="id32" draw:end-glue-point="1" svg:d="m6700 12370h-550v1400h-550">
          <text:p/>
        </draw:connector>
        <draw:connector draw:style-name="gr27" draw:text-style-name="P4" draw:layer="layout" svg:x1="13.55cm" svg:y1="15.201cm" svg:x2="20.15cm" svg:y2="13.5cm" draw:start-shape="id33" draw:start-glue-point="0" draw:end-shape="id25" draw:end-glue-point="2" svg:d="m13550 15201v-850h6600v-851">
          <text:p/>
        </draw:connector>
        <draw:connector draw:style-name="gr27" draw:text-style-name="P4" draw:layer="layout" svg:x1="25.4cm" svg:y1="15.201cm" svg:x2="20.15cm" svg:y2="13.5cm" draw:start-shape="id34" draw:start-glue-point="0" draw:end-shape="id25" draw:end-glue-point="2" svg:d="m25400 15201v-850h-5250v-851">
          <text:p/>
        </draw:connector>
        <draw:frame draw:style-name="gr24" draw:text-style-name="P15" draw:layer="layout" svg:width="4cm" svg:height="1.16cm" svg:x="6.7cm" svg:y="12.541cm">
          <draw:text-box>
            <text:p text:style-name="P12"><text:span text:style-name="T7">HDF5</text:span></text:p>
          </draw:text-box>
        </draw:frame>
        <draw:frame draw:style-name="gr29" draw:text-style-name="P16" draw:layer="layout" svg:width="3.9cm" svg:height="5.06cm" svg:x="16.1cm" svg:y="8.44cm">
          <draw:text-box>
            <text:p text:style-name="P18"><text:span text:style-name="T5">Integrator</text:span></text:p>
          </draw:text-box>
        </draw:frame>
        <draw:frame draw:style-name="gr39" draw:text-style-name="P12" draw:layer="layout" svg:width="3.9cm" svg:height="2.3cm" svg:x="16.1cm" svg:y="9.6cm">
          <draw:text-box>
            <text:p text:style-name="P12"><text:span text:style-name="T7">Dopri5</text:span><text:span text:style-name="T7"><text:line-break/></text:span><text:span text:style-name="T7">LSODAR</text:span><text:span text:style-name="T7"><text:line-break/></text:span><text:span text:style-name="T7">Radau5</text:span></text:p>
          </draw:text-box>
        </draw:frame>
        <draw:frame draw:style-name="gr31" draw:text-style-name="P15" draw:layer="layout" svg:width="4cm" svg:height="2cm" svg:x="20cm" svg:y="11.5cm">
          <draw:text-box>
            <text:p text:style-name="P12"><text:span text:style-name="T7">FixedPoint</text:span><text:span text:style-name="T7"><text:line-break/></text:span><text:span text:style-name="T7">Newton</text:span></text:p>
          </draw:text-box>
        </draw:frame>
        <draw:frame draw:style-name="gr31" draw:text-style-name="P12" draw:layer="layout" svg:width="3.9cm" svg:height="1.6cm" svg:x="16.1cm" svg:y="11.9cm">
          <draw:text-box>
            <text:p text:style-name="P12"><text:span text:style-name="T7">Time-Stepping</text:span></text:p>
          </draw:text-box>
        </draw:frame>
        <draw:frame draw:style-name="gr32" draw:text-style-name="P12" draw:layer="layout" svg:width="4.5cm" svg:height="5.059cm" svg:x="23.98cm" svg:y="8.441cm">
          <draw:text-box>
            <text:p text:style-name="P12"><text:span text:style-name="T7">Kinematics / Kinetics / Force Laws for </text:span><text:span text:style-name="T5">Bodies</text:span><text:span text:style-name="T7"> and </text:span><text:span text:style-name="T5">Interaction</text:span></text:p>
          </draw:text-box>
        </draw:frame>
        <draw:frame draw:style-name="gr33" draw:text-style-name="P12" draw:layer="layout" svg:width="4cm" svg:height="1.9cm" svg:x="20cm" svg:y="9.6cm">
          <draw:text-box>
            <text:p text:style-name="P12"><text:span text:style-name="T7">MinPack</text:span></text:p>
            <text:p text:style-name="P12"><text:span text:style-name="T7">PATH</text:span></text:p>
          </draw:text-box>
        </draw:frame>
        <draw:frame draw:style-name="gr19" draw:text-style-name="P16" xml:id="id35" draw:id="id35" draw:layer="layout" svg:width="4cm" svg:height="1.762cm" svg:x="6.7cm" svg:y="7.539cm">
          <draw:text-box>
            <text:p text:style-name="P12"><text:span text:style-name="T5">OpenMBV</text:span><text:span text:style-name="T5"><text:line-break/></text:span><text:span text:style-name="T5">Interface</text:span></text:p>
          </draw:text-box>
        </draw:frame>
        <draw:connector draw:style-name="gr28" draw:text-style-name="P4" draw:layer="layout" svg:x1="11.8cm" svg:y1="9.7cm" svg:x2="10.7cm" svg:y2="8.42cm" draw:start-shape="id25" draw:start-glue-point="3" draw:end-shape="id35" draw:end-glue-point="1" svg:d="m11800 9700h-550v-1280h-550">
          <text:p/>
        </draw:connector>
        <draw:connector draw:style-name="gr28" draw:text-style-name="P4" draw:layer="layout" svg:x1="8.7cm" svg:y1="9.301cm" svg:x2="8.7cm" svg:y2="11.039cm" draw:start-shape="id35" draw:start-glue-point="2" draw:end-shape="id30" draw:end-glue-point="0" svg:d="m8700 9301v1738">
          <text:p/>
        </draw:connector>
        <draw:frame draw:style-name="gr20" draw:text-style-name="P16" xml:id="id36" draw:id="id36" draw:layer="layout" svg:width="4.6cm" svg:height="1.078cm" svg:x="1cm" svg:y="10.44cm">
          <draw:text-box>
            <text:p text:style-name="P12"><text:span text:style-name="T5">H5PlotSerie</text:span></text:p>
          </draw:text-box>
        </draw:frame>
        <draw:connector draw:style-name="gr28" draw:text-style-name="P4" draw:layer="layout" svg:x1="6.7cm" svg:y1="12.37cm" svg:x2="5.6cm" svg:y2="10.979cm" draw:start-shape="id30" draw:start-glue-point="3" draw:end-shape="id36" draw:end-glue-point="1" svg:d="m6700 12370h-550v-1391h-550">
          <text:p/>
        </draw:connector>
        <draw:frame draw:style-name="gr38" draw:text-style-name="P13" xml:id="id28" draw:id="id28" draw:layer="layout" svg:width="3cm" svg:height="1.078cm" svg:x="25.5cm" svg:y="3.4cm">
          <draw:text-box>
            <text:p text:style-name="P12"><text:span text:style-name="T5">HySim</text:span></text:p>
          </draw:text-box>
        </draw:frame>
        <draw:frame draw:style-name="gr38" draw:text-style-name="P13" xml:id="id27" draw:id="id27" draw:layer="layout" svg:width="3cm" svg:height="1.078cm" svg:x="11.8cm" svg:y="3.4cm">
          <draw:text-box>
            <text:p text:style-name="P12"><text:span text:style-name="T5">KetSim</text:span></text:p>
          </draw:text-box>
        </draw:frame>
        <draw:connector draw:style-name="gr28" draw:text-style-name="P4" draw:layer="layout" svg:x1="11.8cm" svg:y1="3.939cm" svg:x2="8.7cm" svg:y2="7.539cm" draw:start-shape="id27" draw:start-glue-point="3" draw:end-shape="id35" draw:end-glue-point="0" svg:d="m11800 3939h-3100v3600">
          <text:p/>
        </draw:connector>
        <draw:frame draw:style-name="gr38" draw:text-style-name="P13" xml:id="id29" draw:id="id29" draw:layer="layout" svg:width="3.7cm" svg:height="1.078cm" svg:x="18.3cm" svg:y="0.9cm">
          <draw:text-box>
            <text:p text:style-name="P12"><text:span text:style-name="T5">MATLAB</text:span></text:p>
          </draw:text-box>
        </draw:frame>
        <draw:frame draw:style-name="gr20" draw:text-style-name="P19" xml:id="id31" draw:id="id31" draw:layer="layout" svg:width="2cm" svg:height="1.078cm" svg:x="7.7cm" svg:y="15.638cm">
          <draw:text-box>
            <text:p text:style-name="P12"><text:span text:style-name="T9">File</text:span></text:p>
          </draw:text-box>
        </draw:frame>
        <draw:frame draw:style-name="gr24" draw:text-style-name="P15" draw:layer="layout" svg:width="3.5cm" svg:height="1.16cm" svg:x="11.8cm" svg:y="18.67cm">
          <draw:text-box>
            <text:p text:style-name="P12"><text:span text:style-name="T7">IntelMKL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" draw:text-style-name="P20" xml:id="id41" draw:id="id41" draw:layer="layout" svg:width="16.642cm" svg:height="9cm" svg:x="11.9cm" svg:y="6.9cm">
          <draw:text-box>
            <text:p text:style-name="P1"><text:span text:style-name="T10">MBSim – Kern (Mehrkörpersysteme)</text:span></text:p>
          </draw:text-box>
        </draw:frame>
        <draw:frame draw:style-name="gr40" draw:text-style-name="P21" xml:id="id45" draw:id="id45" draw:layer="layout" svg:width="3.5cm" svg:height="4.812cm" svg:x="11.8cm" svg:y="16.688cm">
          <draw:text-box>
            <text:p text:style-name="P1"><text:span text:style-name="T11">FMatVec</text:span></text:p>
          </draw:text-box>
        </draw:frame>
        <draw:frame draw:style-name="gr3" draw:text-style-name="P22" draw:layer="layout" svg:width="3.3cm" svg:height="1.162cm" svg:x="11.9cm" svg:y="17.82cm">
          <draw:text-box>
            <text:p text:style-name="P1"><text:span text:style-name="T12">LaPack</text:span></text:p>
          </draw:text-box>
        </draw:frame>
        <draw:frame draw:style-name="gr3" draw:text-style-name="P22" draw:layer="layout" svg:width="3.3cm" svg:height="1.162cm" svg:x="11.9cm" svg:y="18.946cm">
          <draw:text-box>
            <text:p text:style-name="P1"><text:span text:style-name="T12">ATLAS</text:span></text:p>
          </draw:text-box>
        </draw:frame>
        <draw:frame draw:style-name="gr4" draw:text-style-name="P20" xml:id="id42" draw:id="id42" draw:layer="layout" svg:width="4cm" svg:height="2.662cm" svg:x="6.7cm" svg:y="12.038cm">
          <draw:text-box>
            <text:p text:style-name="P1"><text:span text:style-name="T10">HDF5Serie</text:span></text:p>
          </draw:text-box>
        </draw:frame>
        <draw:frame draw:style-name="gr4" draw:text-style-name="P20" xml:id="id44" draw:id="id44" draw:layer="layout" svg:width="4.353cm" svg:height="2.662cm" svg:x="1.1cm" svg:y="13.459cm">
          <draw:text-box>
            <text:p text:style-name="P1"><text:span text:style-name="T10">OpenMBV</text:span></text:p>
          </draw:text-box>
        </draw:frame>
        <draw:frame draw:style-name="gr5" draw:text-style-name="P22" draw:layer="layout" svg:width="4.156cm" svg:height="1.162cm" svg:x="1.18cm" svg:y="14.84cm">
          <draw:text-box>
            <text:p text:style-name="P1"><text:span text:style-name="T12">Coin3D</text:span></text:p>
          </draw:text-box>
        </draw:frame>
        <draw:frame draw:style-name="gr6" draw:text-style-name="P23" draw:layer="layout" svg:width="4.7cm" svg:height="2.584cm" svg:x="11.9cm" svg:y="8.3cm">
          <draw:text-box>
            <text:p text:style-name="P1"><text:span text:style-name="T10">Modellierung</text:span></text:p>
            <text:p text:style-name="P1"><text:span text:style-name="T13">XML</text:span></text:p>
            <text:p text:style-name="P1"><text:span text:style-name="T13">C++</text:span></text:p>
          </draw:text-box>
        </draw:frame>
        <draw:frame draw:style-name="gr7" draw:text-style-name="P20" draw:layer="layout" svg:width="11.9cm" svg:height="7.5cm" svg:x="16.6cm" svg:y="8.3cm">
          <draw:text-box>
            <text:p text:style-name="P1"><text:span text:style-name="T10">Simulation</text:span></text:p>
          </draw:text-box>
        </draw:frame>
        <draw:frame draw:style-name="gr41" draw:text-style-name="P22" xml:id="id46" draw:id="id46" draw:layer="layout" svg:width="6.2cm" svg:height="4.818cm" svg:x="22.3cm" svg:y="16.682cm">
          <draw:text-box>
            <text:p text:style-name="P1"><text:span text:style-name="T11">MBSim – Module</text:span></text:p>
            <text:p text:style-name="P1"><text:span text:style-name="T12">Elektronik</text:span></text:p>
            <text:p text:style-name="P1"><text:span text:style-name="T12">Hydraulik</text:span></text:p>
            <text:p text:style-name="P1"><text:span text:style-name="T12">Antriebsstrang</text:span></text:p>
            <text:p text:style-name="P1"><text:span text:style-name="T12">Regelung</text:span></text:p>
            <text:p text:style-name="P1"><text:span text:style-name="T12">flexible Körper</text:span></text:p>
          </draw:text-box>
        </draw:frame>
        <draw:frame draw:style-name="gr8" draw:text-style-name="P20" xml:id="id40" draw:id="id40" draw:layer="layout" svg:width="3.7cm" svg:height="1.873cm" svg:x="18.3cm" svg:y="0.3cm">
          <draw:text-box>
            <text:p text:style-name="P1"><text:span text:style-name="T10">MATLAB / Simulink</text:span></text:p>
          </draw:text-box>
        </draw:frame>
        <draw:frame draw:style-name="gr9" draw:text-style-name="P20" xml:id="id38" draw:id="id38" draw:layer="layout" svg:width="5.2cm" svg:height="1.5cm" svg:x="17.55cm" svg:y="3.8cm">
          <draw:text-box>
            <text:p text:style-name="P1"><text:span text:style-name="T10">Co-Simulation</text:span></text:p>
          </draw:text-box>
        </draw:frame>
        <draw:connector draw:style-name="gr10" draw:text-style-name="P4" draw:layer="layout" svg:x1="14.8cm" svg:y1="4.55cm" svg:x2="17.55cm" svg:y2="4.55cm" draw:start-shape="id37" draw:start-glue-point="1" draw:end-shape="id38" draw:end-glue-point="3" svg:d="m14800 4550h2750">
          <text:p/>
        </draw:connector>
        <draw:connector draw:style-name="gr10" draw:text-style-name="P4" draw:layer="layout" svg:x1="25.5cm" svg:y1="4.55cm" svg:x2="22.75cm" svg:y2="4.55cm" draw:start-shape="id39" draw:start-glue-point="3" draw:end-shape="id38" draw:end-glue-point="1" svg:d="m25500 4550h-2750">
          <text:p/>
        </draw:connector>
        <draw:connector draw:style-name="gr10" draw:text-style-name="P4" draw:layer="layout" svg:x1="20.15cm" svg:y1="2.173cm" svg:x2="20.15cm" svg:y2="3.8cm" draw:start-shape="id40" draw:start-glue-point="2" draw:end-shape="id38" draw:end-glue-point="0" svg:d="m20150 2173v1627">
          <text:p/>
        </draw:connector>
        <draw:custom-shape draw:style-name="gr11" draw:text-style-name="P22" xml:id="id43" draw:id="id43" draw:layer="layout" svg:width="2.3cm" svg:height="2.2cm" svg:x="7.55cm" svg:y="16.4cm">
          <text:p text:style-name="P1"><text:span text:style-name="T12">Date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draw:line-skew="0.2cm" svg:x1="11.9cm" svg:y1="11.4cm" svg:x2="10.7cm" svg:y2="13.369cm" draw:start-shape="id41" draw:start-glue-point="3" draw:end-shape="id42" draw:end-glue-point="1" svg:d="m11900 11400h-400v1969h-800">
          <text:p/>
        </draw:connector>
        <draw:connector draw:style-name="gr10" draw:text-style-name="P4" draw:layer="layout" svg:x1="8.699cm" svg:y1="16.4cm" svg:x2="8.7cm" svg:y2="14.7cm" draw:start-shape="id43" draw:start-glue-point="4" draw:end-shape="id42" svg:d="m8699 16400v-850h1v-850">
          <text:p/>
        </draw:connector>
        <draw:connector draw:style-name="gr12" draw:text-style-name="P4" draw:layer="layout" svg:x1="6.7cm" svg:y1="13.369cm" svg:x2="5.453cm" svg:y2="14.79cm" draw:start-shape="id42" draw:start-glue-point="3" draw:end-shape="id44" draw:end-glue-point="1" svg:d="m6700 13369h-623v1421h-624">
          <text:p/>
        </draw:connector>
        <draw:connector draw:style-name="gr10" draw:text-style-name="P4" draw:layer="layout" svg:x1="13.55cm" svg:y1="16.688cm" svg:x2="20.221cm" svg:y2="15.9cm" draw:start-shape="id45" draw:start-glue-point="0" draw:end-shape="id41" draw:end-glue-point="2" svg:d="m13550 16688v-394h6671v-394">
          <text:p/>
        </draw:connector>
        <draw:connector draw:style-name="gr10" draw:text-style-name="P4" draw:layer="layout" svg:x1="25.4cm" svg:y1="16.682cm" svg:x2="20.221cm" svg:y2="15.9cm" draw:start-shape="id46" draw:start-glue-point="0" draw:end-shape="id41" draw:end-glue-point="2" svg:d="m25400 16682v-391h-5179v-391">
          <text:p/>
        </draw:connector>
        <draw:frame draw:style-name="gr5" draw:text-style-name="P22" draw:layer="layout" svg:width="3.8cm" svg:height="1.162cm" svg:x="6.8cm" svg:y="13.44cm">
          <draw:text-box>
            <text:p text:style-name="P1"><text:span text:style-name="T12">HDF5</text:span></text:p>
          </draw:text-box>
        </draw:frame>
        <draw:frame draw:style-name="gr13" draw:text-style-name="P20" draw:layer="layout" svg:width="3.8cm" svg:height="6.262cm" svg:x="16.6cm" svg:y="9.438cm">
          <draw:text-box>
            <text:p text:style-name="P1"><text:span text:style-name="T10">Integrator</text:span></text:p>
          </draw:text-box>
        </draw:frame>
        <draw:frame draw:style-name="gr14" draw:text-style-name="P20" draw:layer="layout" svg:width="3.4cm" svg:height="6.262cm" svg:x="20.5cm" svg:y="9.438cm">
          <draw:text-box>
            <text:p text:style-name="P1"><text:span text:style-name="T10">Löser</text:span></text:p>
          </draw:text-box>
        </draw:frame>
        <draw:frame draw:style-name="gr15" draw:text-style-name="P22" draw:layer="layout" svg:width="3.5cm" svg:height="3cm" svg:x="16.7cm" svg:y="10.61cm">
          <draw:text-box>
            <text:p text:style-name="P1"><text:span text:style-name="T12">LSODAR</text:span><text:span text:style-name="T12"><text:line-break/></text:span><text:span text:style-name="T12">Radau5</text:span><text:span text:style-name="T12"><text:line-break/></text:span><text:span text:style-name="T12">Dopri5</text:span></text:p>
          </draw:text-box>
        </draw:frame>
        <draw:frame draw:style-name="gr16" draw:text-style-name="P22" draw:layer="layout" svg:width="3.3cm" svg:height="1.873cm" svg:x="20.5cm" svg:y="13.8cm">
          <draw:text-box>
            <text:p text:style-name="P1"><text:span text:style-name="T12">Newton</text:span><text:span text:style-name="T12"><text:line-break/></text:span><text:span text:style-name="T12">Fixpunkt</text:span></text:p>
          </draw:text-box>
        </draw:frame>
        <draw:frame draw:style-name="gr16" draw:text-style-name="P22" draw:layer="layout" svg:width="3.5cm" svg:height="1.873cm" svg:x="16.7cm" svg:y="13.8cm">
          <draw:text-box>
            <text:p text:style-name="P1"><text:span text:style-name="T12">Time-Stepping</text:span></text:p>
          </draw:text-box>
        </draw:frame>
        <draw:frame draw:style-name="gr17" draw:text-style-name="P22" draw:layer="layout" svg:width="4.3cm" svg:height="6.26cm" svg:x="24.1cm" svg:y="9.44cm">
          <draw:text-box>
            <text:p text:style-name="P1"><text:span text:style-name="T12">Kinematik / Kinetik / </text:span></text:p>
            <text:p text:style-name="P1"><text:span text:style-name="T12">Kraftgesetze</text:span><text:span text:style-name="T10"> für Körper </text:span><text:span text:style-name="T14">und</text:span><text:span text:style-name="T10"> Verbindungselemente</text:span></text:p>
          </draw:text-box>
        </draw:frame>
        <draw:frame draw:style-name="gr18" draw:text-style-name="P22" draw:layer="layout" svg:width="3.3cm" svg:height="2.97cm" svg:x="20.5cm" svg:y="10.627cm">
          <draw:text-box>
            <text:p text:style-name="P1"><text:span text:style-name="T12">MinPack</text:span></text:p>
            <text:p text:style-name="P1"><text:span text:style-name="T12">PATH</text:span></text:p>
          </draw:text-box>
        </draw:frame>
        <draw:frame draw:style-name="gr42" draw:text-style-name="P20" xml:id="id48" draw:id="id48" draw:layer="layout" svg:width="4cm" svg:height="1.96cm" svg:x="6.7cm" svg:y="8.5cm">
          <draw:text-box>
            <text:p text:style-name="P1"><text:span text:style-name="T10">OpenMBV</text:span><text:span text:style-name="T10"><text:line-break/></text:span><text:span text:style-name="T10">Interface</text:span></text:p>
          </draw:text-box>
        </draw:frame>
        <draw:frame draw:style-name="gr20" draw:text-style-name="P20" xml:id="id47" draw:id="id47" draw:layer="layout" svg:width="4.312cm" svg:height="1.162cm" svg:x="1.1cm" svg:y="11.439cm">
          <draw:text-box>
            <text:p text:style-name="P1"><text:span text:style-name="T10">H5PlotSerie</text:span></text:p>
          </draw:text-box>
        </draw:frame>
        <draw:connector draw:style-name="gr12" draw:text-style-name="P4" draw:layer="layout" svg:x1="6.7cm" svg:y1="13.369cm" svg:x2="5.412cm" svg:y2="12.02cm" draw:start-shape="id42" draw:start-glue-point="3" draw:end-shape="id47" draw:end-glue-point="1" svg:d="m6700 13369h-644v-1349h-644">
          <text:p/>
        </draw:connector>
        <draw:frame draw:style-name="gr9" draw:text-style-name="P20" xml:id="id39" draw:id="id39" draw:layer="layout" svg:width="3cm" svg:height="1.5cm" svg:x="25.5cm" svg:y="3.8cm">
          <draw:text-box>
            <text:p text:style-name="P1"><text:span text:style-name="T10">HySim</text:span></text:p>
          </draw:text-box>
        </draw:frame>
        <draw:frame draw:style-name="gr9" draw:text-style-name="P20" xml:id="id37" draw:id="id37" draw:layer="layout" svg:width="3cm" svg:height="1.5cm" svg:x="11.8cm" svg:y="3.8cm">
          <draw:text-box>
            <text:p text:style-name="P1"><text:span text:style-name="T10">KetSim</text:span></text:p>
          </draw:text-box>
        </draw:frame>
        <draw:connector draw:style-name="gr12" draw:text-style-name="P4" draw:layer="layout" svg:x1="11.8cm" svg:y1="4.55cm" svg:x2="8.7cm" svg:y2="8.5cm" draw:start-shape="id37" draw:start-glue-point="3" draw:end-shape="id48" draw:end-glue-point="0" svg:d="m11800 4550h-3100v3950">
          <text:p/>
        </draw:connector>
        <draw:connector draw:style-name="gr10" draw:text-style-name="P4" draw:layer="layout" svg:x1="20.15cm" svg:y1="5.204cm" svg:x2="20.15cm" svg:y2="6.801cm" svg:d="m20150 5204v1597">
          <text:p/>
        </draw:connector>
        <draw:connector draw:style-name="gr12" draw:text-style-name="P4" draw:layer="layout" draw:line-skew="0.185cm" svg:x1="11.9cm" svg:y1="11.4cm" svg:x2="10.7cm" svg:y2="9.48cm" draw:start-shape="id41" draw:start-glue-point="3" draw:end-shape="id48" draw:end-glue-point="1" svg:d="m11900 11400h-415v-1920h-785">
          <text:p/>
        </draw:connector>
        <draw:connector draw:style-name="gr12" draw:text-style-name="P4" draw:layer="layout" svg:x1="8.7cm" svg:y1="10.46cm" svg:x2="8.7cm" svg:y2="12.038cm" draw:start-shape="id48" draw:start-glue-point="2" draw:end-shape="id42" draw:end-glue-point="0" svg:d="m8700 10460v1578">
          <text:p/>
        </draw:connector>
        <draw:frame draw:style-name="gr3" draw:text-style-name="P22" draw:layer="layout" svg:width="3.3cm" svg:height="1.162cm" svg:x="11.9cm" svg:y="20.146cm">
          <draw:text-box>
            <text:p text:style-name="P1"><text:span text:style-name="T12">IntelMKL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4" presentation:class="page"/>
          <draw:frame presentation:style-name="pr1" draw:text-style-name="P2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206</meta:generator>
    <meta:creation-date>2009-10-09T16:42:47</meta:creation-date>
    <dc:date>2013-11-25T15:03:20</dc:date>
    <meta:editing-cycles>80</meta:editing-cycles>
    <meta:editing-duration>PT9H4M32S</meta:editing-duration>
    <dc:creator>Thorsten Schindler</dc:creator>
    <meta:printed-by>Thorsten Schindler</meta:printed-by>
    <meta:print-date>2013-11-25T15:00:05</meta:print-date>
    <meta:document-statistic meta:object-count="185"/>
    <meta:user-defined meta:name="Info 1"/>
    <meta:user-defined meta:name="Info 2"/>
    <meta:user-defined meta:name="Info 3"/>
    <meta:user-defined meta:name="Info 4"/>
  </office:meta>
</office:document-meta>
</file>